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0000000300DADB55A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line-distance="-0.089cm" draw:placing="abov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easure" style:list-style-name="L1">
      <style:graphic-properties draw:textarea-vertical-align="middle" draw:line-distance="-0.089cm" draw:placing="above"/>
    </style:style>
    <style:style style:name="gr4" style:family="graphic" style:parent-style-name="measure" style:list-style-name="L1">
      <style:graphic-properties draw:textarea-vertical-align="middle" draw:line-distance="-0.089cm" draw:placing="abov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measure draw:style-name="gr1" draw:text-style-name="P1" draw:layer="layout" svg:x1="13.938cm" svg:y1="21.584cm" svg:x2="13.975cm" svg:y2="19.544cm">
          <text:p text:style-name="P1">220</text:p>
        </draw:measure>
        <draw:frame draw:style-name="gr2" draw:text-style-name="P2" draw:layer="layout" svg:width="11.456cm" svg:height="8.592cm" svg:x="4.71cm" svg:y="17.554cm">
          <draw:image xlink:href="Pictures/100000000000040000000300DADB55AF.png" xlink:type="simple" xlink:show="embed" xlink:actuate="onLoad">
            <text:p/>
          </draw:image>
        </draw:frame>
        <draw:measure draw:style-name="gr3" draw:text-style-name="P1" draw:layer="layout" svg:x1="7.539cm" svg:y1="22.684cm" svg:x2="7.576cm" svg:y2="20.644cm">
          <text:p text:style-name="P1">220</text:p>
        </draw:measure>
        <draw:measure draw:style-name="gr4" draw:text-style-name="P1" draw:layer="layout" svg:x1="8.456cm" svg:y1="20.33cm" svg:x2="12.698cm" svg:y2="20.33cm">
          <text:p text:style-name="P1">443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0T14:14:31</dc:date>
    <dc:creator>joaquin </dc:creator>
    <meta:generator>LibreOffice/3.4$Linux LibreOffice_project/340m1$Build-402</meta:generator>
    <meta:document-statistic meta:object-count="4"/>
  </office:meta>
</office:document-meta>
</file>